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81" calcext:value-type="float">
            <text:p>1581</text:p>
          </table:table-cell>
          <table:table-cell table:style-name="ce7" table:formula="of:=COUNTIF([.B7:.B999998];&quot;X&quot;)" office:value-type="float" office:value="1382" calcext:value-type="float">
            <text:p>1382</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0" calcext:value-type="float">
            <text:p>180</text:p>
          </table:table-cell>
          <table:table-cell table:style-name="ce25" table:formula="of:=SUM([.B2:.F2])" office:value-type="float" office:value="1686" calcext:value-type="float">
            <text:p>168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583]+1" office:value-type="date" office:date-value="2026-04-08" calcext:value-type="date">
            <text:p>0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84]+1" office:value-type="date" office:date-value="2026-04-09" calcext:value-type="date">
            <text:p>0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Graças ao Senhor, nosso Deus, estou, aos poucos, reencontrando o propósito em cada detalhe.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2">
          <table:table-cell table:style-name="ce18" table:formula="of:=[.A1585]+1" office:value-type="date" office:date-value="2026-04-10" calcext:value-type="date">
            <text:p>1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ndo bem e à todo vap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prova bimestral.</text:p>
          </table:table-cell>
          <table:table-cell table:number-columns-repeated="1014"/>
        </table:table-row>
        <table:table-row table:style-name="ro6">
          <table:table-cell table:style-name="ce18" table:formula="of:=[.A1586]+1" office:value-type="date" office:date-value="2026-04-11" calcext:value-type="date">
            <text:p>1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 e noite com irmãos amigos am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echei mais duas APOL.</text:p>
          </table:table-cell>
          <table:table-cell table:number-columns-repeated="1014"/>
        </table:table-row>
        <table:table-row table:style-name="ro3" table:number-rows-repeated="104698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11">00/00/0000</text:date>, <text:time style:data-style-name="N2" text:time-value="22:24:25.26414546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11T22:25:26.680875427</dc:date>
    <meta:editing-duration>P1DT16H33M36S</meta:editing-duration>
    <meta:editing-cycles>1581</meta:editing-cycles>
    <meta:document-statistic meta:table-count="1" meta:cell-count="9554" meta:object-count="0"/>
  </office:meta>
</office:document-meta>
</file>